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556cm" svg:height="10.234cm" svg:x="19.675cm" svg:y="49.288cm">
            <draw:object draw:notify-on-update-of-ranges="Sheet1.A115:Sheet1.A115 Sheet1.B115:Sheet1.E115 Sheet1.A116:Sheet1.A116 Sheet1.B116:Sheet1.E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492cm" svg:height="10.386cm" svg:x="4.415cm" svg:y="59.821cm">
            <draw:object draw:notify-on-update-of-ranges="Sheet1.A123:Sheet1.A123 Sheet1.B123:Sheet1.E123 Sheet1.A124:Sheet1.A124 Sheet1.B124:Sheet1.E124 Sheet1.A125:Sheet1.A125 Sheet1.B125:Sheet1.E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4bit</text:p>
          </table:table-cell>
          <table:table-cell table:number-columns-repeated="2"/>
          <table:table-cell office:value-type="string" calcext:value-type="string">
            <text:p>128bit</text:p>
          </table:table-cell>
          <table:table-cell table:number-columns-repeated="2"/>
          <table:table-cell office:value-type="string" calcext:value-type="string">
            <text:p>256bit</text:p>
          </table:table-cell>
          <table:table-cell table:number-columns-repeated="2"/>
          <table:table-cell office:value-type="string" calcext:value-type="string">
            <text:p>512bi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119" calcext:value-type="float">
            <text:p>3211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146" calcext:value-type="float">
            <text:p>414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74836" calcext:value-type="float">
            <text:p>74836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339" calcext:value-type="float">
            <text:p>533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4321" calcext:value-type="float">
            <text:p>2432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339" calcext:value-type="float">
            <text:p>12339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26836" calcext:value-type="float">
            <text:p>26836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885" calcext:value-type="float">
            <text:p>488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9994" calcext:value-type="float">
            <text:p>109994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737" calcext:value-type="float">
            <text:p>43737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31721" calcext:value-type="float">
            <text:p>131721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549" calcext:value-type="float">
            <text:p>2754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64148" calcext:value-type="float">
            <text:p>64148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620" calcext:value-type="float">
            <text:p>1162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7944" calcext:value-type="float">
            <text:p>1794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8172" calcext:value-type="float">
            <text:p>6817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608" calcext:value-type="float">
            <text:p>3260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419" calcext:value-type="float">
            <text:p>1441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288" calcext:value-type="float">
            <text:p>42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5921" calcext:value-type="float">
            <text:p>9592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334" calcext:value-type="float">
            <text:p>433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785" calcext:value-type="float">
            <text:p>878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4414" calcext:value-type="float">
            <text:p>44414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49" calcext:value-type="float">
            <text:p>5549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5524" calcext:value-type="float">
            <text:p>552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1046" calcext:value-type="float">
            <text:p>61046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4035" calcext:value-type="float">
            <text:p>54035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890" calcext:value-type="float">
            <text:p>289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429" calcext:value-type="float">
            <text:p>124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214" calcext:value-type="float">
            <text:p>22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08" calcext:value-type="float">
            <text:p>37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213" calcext:value-type="float">
            <text:p>1621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385" calcext:value-type="float">
            <text:p>2938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316" calcext:value-type="float">
            <text:p>1831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7518" calcext:value-type="float">
            <text:p>75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923" calcext:value-type="float">
            <text:p>1392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8637" calcext:value-type="float">
            <text:p>2863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48" calcext:value-type="float">
            <text:p>28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7293" calcext:value-type="float">
            <text:p>37293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73" calcext:value-type="float">
            <text:p>537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2213" calcext:value-type="float">
            <text:p>3221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17130" calcext:value-type="float">
            <text:p>1713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496" calcext:value-type="float">
            <text:p>2849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147" calcext:value-type="float">
            <text:p>1014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360" calcext:value-type="float">
            <text:p>1036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4959" calcext:value-type="float">
            <text:p>7495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58" calcext:value-type="float">
            <text:p>935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6760" calcext:value-type="float">
            <text:p>67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362" calcext:value-type="float">
            <text:p>2336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36" calcext:value-type="float">
            <text:p>273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006" calcext:value-type="float">
            <text:p>140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05335" calcext:value-type="float">
            <text:p>205335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21" calcext:value-type="float">
            <text:p>13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78" calcext:value-type="float">
            <text:p>617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340" calcext:value-type="float">
            <text:p>1634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7606" calcext:value-type="float">
            <text:p>77606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17" calcext:value-type="float">
            <text:p>221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436" calcext:value-type="float">
            <text:p>543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5352" calcext:value-type="float">
            <text:p>55352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87" calcext:value-type="float">
            <text:p>428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5307" calcext:value-type="float">
            <text:p>530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0716" calcext:value-type="float">
            <text:p>50716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606" calcext:value-type="float">
            <text:p>1060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6068" calcext:value-type="float">
            <text:p>106068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141" calcext:value-type="float">
            <text:p>714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768" calcext:value-type="float">
            <text:p>27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0376" calcext:value-type="float">
            <text:p>1037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834" calcext:value-type="float">
            <text:p>18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3219" calcext:value-type="float">
            <text:p>1321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6709" calcext:value-type="float">
            <text:p>670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16" calcext:value-type="float">
            <text:p>681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1874" calcext:value-type="float">
            <text:p>7187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793" calcext:value-type="float">
            <text:p>47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457" calcext:value-type="float">
            <text:p>1845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8" calcext:value-type="float">
            <text:p>210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593" calcext:value-type="float">
            <text:p>759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9229" calcext:value-type="float">
            <text:p>29229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307" calcext:value-type="float">
            <text:p>93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112" calcext:value-type="float">
            <text:p>21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546" calcext:value-type="float">
            <text:p>27546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7224" calcext:value-type="float">
            <text:p>2722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44" calcext:value-type="float">
            <text:p>524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064" calcext:value-type="float">
            <text:p>1906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390" calcext:value-type="float">
            <text:p>1139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4162" calcext:value-type="float">
            <text:p>124162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70" calcext:value-type="float">
            <text:p>26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1965" calcext:value-type="float">
            <text:p>1196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624" calcext:value-type="float">
            <text:p>462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6" calcext:value-type="float">
            <text:p>4125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1216" calcext:value-type="float">
            <text:p>1121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172" calcext:value-type="float">
            <text:p>1117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2867" calcext:value-type="float">
            <text:p>2286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77" calcext:value-type="float">
            <text:p>13677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15261" calcext:value-type="float">
            <text:p>1526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797" calcext:value-type="float">
            <text:p>1079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6" calcext:value-type="float">
            <text:p>553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2385" calcext:value-type="float">
            <text:p>2238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5294" calcext:value-type="float">
            <text:p>2529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512" calcext:value-type="float">
            <text:p>1751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03292" calcext:value-type="float">
            <text:p>103292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705" calcext:value-type="float">
            <text:p>770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284" calcext:value-type="float">
            <text:p>1228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851" calcext:value-type="float">
            <text:p>2085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5273" calcext:value-type="float">
            <text:p>527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298" calcext:value-type="float">
            <text:p>329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225" calcext:value-type="float">
            <text:p>123225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717" calcext:value-type="float">
            <text:p>571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403" calcext:value-type="float">
            <text:p>54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22" calcext:value-type="float">
            <text:p>332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628" calcext:value-type="float">
            <text:p>862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3415" calcext:value-type="float">
            <text:p>2341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98" calcext:value-type="float">
            <text:p>179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194" calcext:value-type="float">
            <text:p>3019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163" calcext:value-type="float">
            <text:p>316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1171" calcext:value-type="float">
            <text:p>1117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3110" calcext:value-type="float">
            <text:p>3311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033" calcext:value-type="float">
            <text:p>1103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243" calcext:value-type="float">
            <text:p>224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316" calcext:value-type="float">
            <text:p>931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1243" calcext:value-type="float">
            <text:p>212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907" calcext:value-type="float">
            <text:p>590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840" calcext:value-type="float">
            <text:p>5984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80" calcext:value-type="float">
            <text:p>828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4156" calcext:value-type="float">
            <text:p>2415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71" calcext:value-type="float">
            <text:p>357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143" calcext:value-type="float">
            <text:p>1714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420" calcext:value-type="float">
            <text:p>53420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56337" calcext:value-type="float">
            <text:p>56337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344" calcext:value-type="float">
            <text:p>183344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20" calcext:value-type="float">
            <text:p>942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719" calcext:value-type="float">
            <text:p>114719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719" calcext:value-type="float">
            <text:p>1971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157" calcext:value-type="float">
            <text:p>108157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682" calcext:value-type="float">
            <text:p>1268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43" calcext:value-type="float">
            <text:p>694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58" calcext:value-type="float">
            <text:p>1865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85" calcext:value-type="float">
            <text:p>818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9958" calcext:value-type="float">
            <text:p>2995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515" calcext:value-type="float">
            <text:p>1851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21" calcext:value-type="float">
            <text:p>18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6643" calcext:value-type="float">
            <text:p>36643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1573" calcext:value-type="float">
            <text:p>2157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878" calcext:value-type="float">
            <text:p>48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293" calcext:value-type="float">
            <text:p>1029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1533" calcext:value-type="float">
            <text:p>181533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410" calcext:value-type="float">
            <text:p>341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0082" calcext:value-type="float">
            <text:p>230082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209" calcext:value-type="float">
            <text:p>67209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114" calcext:value-type="float">
            <text:p>31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057" calcext:value-type="float">
            <text:p>55057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157" calcext:value-type="float">
            <text:p>915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854" calcext:value-type="float">
            <text:p>38854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716" calcext:value-type="float">
            <text:p>371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51" calcext:value-type="float">
            <text:p>675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242" calcext:value-type="float">
            <text:p>4424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758" calcext:value-type="float">
            <text:p>187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9115" calcext:value-type="float">
            <text:p>1911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48" calcext:value-type="float">
            <text:p>534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0921" calcext:value-type="float">
            <text:p>3092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692" calcext:value-type="float">
            <text:p>269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156" calcext:value-type="float">
            <text:p>9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69491" calcext:value-type="float">
            <text:p>69491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114" calcext:value-type="float">
            <text:p>3411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5320" calcext:value-type="float">
            <text:p>53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400" calcext:value-type="float">
            <text:p>2040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906" calcext:value-type="float">
            <text:p>73906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727" calcext:value-type="float">
            <text:p>472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2067" calcext:value-type="float">
            <text:p>32067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64845" calcext:value-type="float">
            <text:p>64845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7645" calcext:value-type="float">
            <text:p>3764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796" calcext:value-type="float">
            <text:p>24796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752" calcext:value-type="float">
            <text:p>127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613" calcext:value-type="float">
            <text:p>2061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02" calcext:value-type="float">
            <text:p>1300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32490" calcext:value-type="float">
            <text:p>32490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672" calcext:value-type="float">
            <text:p>567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716" calcext:value-type="float">
            <text:p>971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501" calcext:value-type="float">
            <text:p>2650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09" calcext:value-type="float">
            <text:p>1040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1439" calcext:value-type="float">
            <text:p>2143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462" calcext:value-type="float">
            <text:p>1346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35" calcext:value-type="float">
            <text:p>42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394" calcext:value-type="float">
            <text:p>1539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184" calcext:value-type="float">
            <text:p>1618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011" calcext:value-type="float">
            <text:p>1101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207" calcext:value-type="float">
            <text:p>48207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145" calcext:value-type="float">
            <text:p>1314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1119" calcext:value-type="float">
            <text:p>91119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578" calcext:value-type="float">
            <text:p>2157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2580" calcext:value-type="float">
            <text:p>1258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69" calcext:value-type="float">
            <text:p>536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336" calcext:value-type="float">
            <text:p>1533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1211" calcext:value-type="float">
            <text:p>8121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022" calcext:value-type="float">
            <text:p>1502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804" calcext:value-type="float">
            <text:p>280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  <table:table-cell table:number-columns-repeated="2" table:style-name="ce1" office:value-type="string" calcext:value-type="string">
            <text:p>平均</text:p>
          </table:table-cell>
          <table:table-cell table:style-name="ce1" office:value-type="string" calcext:value-type="string">
            <text:p>実行時間平均</text:p>
          </table:table-cell>
        </table:table-row>
        <table:table-row table:style-name="ro1">
          <table:table-cell table:formula="of:=AVERAGE(([.A4:.A104]))" office:value-type="float" office:value="772.09900990099" calcext:value-type="float">
            <text:p>772.09900990099</text:p>
          </table:table-cell>
          <table:table-cell table:formula="of:=AVERAGE(([.B4:.B104]))" office:value-type="float" office:value="35.7128712871287" calcext:value-type="float">
            <text:p>35.7128712871287</text:p>
          </table:table-cell>
          <table:table-cell office:value-type="float" office:value="29.197" calcext:value-type="float">
            <text:p>29.197</text:p>
          </table:table-cell>
          <table:table-cell table:formula="of:=AVERAGE(([.D4:.D104]))" office:value-type="float" office:value="2944.28712871287" calcext:value-type="float">
            <text:p>2944.28712871287</text:p>
          </table:table-cell>
          <table:table-cell table:formula="of:=AVERAGE(([.E4:.E104]))" office:value-type="float" office:value="67.4851485148515" calcext:value-type="float">
            <text:p>67.4851485148515</text:p>
          </table:table-cell>
          <table:table-cell office:value-type="float" office:value="263.61" calcext:value-type="float">
            <text:p>263.61</text:p>
          </table:table-cell>
          <table:table-cell table:formula="of:=AVERAGE(([.G4:.G104]))" office:value-type="float" office:value="10778.9405940594" calcext:value-type="float">
            <text:p>10778.9405940594</text:p>
          </table:table-cell>
          <table:table-cell table:formula="of:=AVERAGE(([.H4:.H104]))" office:value-type="float" office:value="120.009900990099" calcext:value-type="float">
            <text:p>120.009900990099</text:p>
          </table:table-cell>
          <table:table-cell office:value-type="float" office:value="2165.9" calcext:value-type="float">
            <text:p>2165.9</text:p>
          </table:table-cell>
          <table:table-cell table:formula="of:=AVERAGE(([.J4:.J104]))" office:value-type="float" office:value="43497.198019802" calcext:value-type="float">
            <text:p>43497.198019802</text:p>
          </table:table-cell>
          <table:table-cell table:formula="of:=AVERAGE(([.K4:.K104]))" office:value-type="float" office:value="245.445544554455" calcext:value-type="float">
            <text:p>245.445544554455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  <table:table-cell table:number-columns-repeated="2"/>
          <table:table-cell table:style-name="ce2" office:value-type="string" calcext:value-type="string">
            <text:p>ms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64bit</text:p>
          </table:table-cell>
          <table:table-cell office:value-type="string" calcext:value-type="string">
            <text:p>128bit</text:p>
          </table:table-cell>
          <table:table-cell office:value-type="string" calcext:value-type="string">
            <text:p>256bit</text:p>
          </table:table-cell>
          <table:table-cell office:value-type="string" calcext:value-type="string">
            <text:p>512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平均時間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3.61" calcext:value-type="float">
            <text:p>263.61</text:p>
          </table:table-cell>
          <table:table-cell office:value-type="float" office:value="2165.9" calcext:value-type="float">
            <text:p>2165.9</text:p>
          </table:table-cell>
          <table:table-cell office:value-type="float" office:value="22712" calcext:value-type="float">
            <text:p>22712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64bit</text:p>
          </table:table-cell>
          <table:table-cell office:value-type="string" calcext:value-type="string">
            <text:p>128bit</text:p>
          </table:table-cell>
          <table:table-cell office:value-type="string" calcext:value-type="string">
            <text:p>256bit</text:p>
          </table:table-cell>
          <table:table-cell office:value-type="string" calcext:value-type="string">
            <text:p>512b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回目</text:p>
          </table:table-cell>
          <table:table-cell table:style-name="ce4" office:value-type="float" office:value="772.09900990099" calcext:value-type="float">
            <text:p>772.10</text:p>
          </table:table-cell>
          <table:table-cell table:style-name="ce4" office:value-type="float" office:value="2944.28712871287" calcext:value-type="float">
            <text:p>2944.29</text:p>
          </table:table-cell>
          <table:table-cell table:style-name="ce4" office:value-type="float" office:value="10778.9405940594" calcext:value-type="float">
            <text:p>10778.94</text:p>
          </table:table-cell>
          <table:table-cell table:style-name="ce4" office:value-type="float" office:value="43497.198019802" calcext:value-type="float">
            <text:p>43497.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回目</text:p>
          </table:table-cell>
          <table:table-cell table:style-name="ce4" office:value-type="float" office:value="35.7128712871287" calcext:value-type="float">
            <text:p>35.71</text:p>
          </table:table-cell>
          <table:table-cell table:style-name="ce4" office:value-type="float" office:value="67.4851485148515" calcext:value-type="float">
            <text:p>67.49</text:p>
          </table:table-cell>
          <table:table-cell table:style-name="ce4" office:value-type="float" office:value="120.009900990099" calcext:value-type="float">
            <text:p>120.01</text:p>
          </table:table-cell>
          <table:table-cell table:style-name="ce4" office:value-type="float" office:value="245.445544554455" calcext:value-type="float">
            <text:p>245.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00/00/00</text:date>, <text:time style:data-style-name="N2" text:time-value="21:53:34.9414411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6:18:05.856498478</meta:creation-date>
    <dc:date>2023-10-01T22:30:14.277080396</dc:date>
    <meta:editing-duration>PT46M28S</meta:editing-duration>
    <meta:editing-cycles>32</meta:editing-cycles>
    <meta:generator>LibreOffice/7.5.7.1$Linux_X86_64 LibreOffice_project/50$Build-1</meta:generator>
    <meta:document-statistic meta:table-count="1" meta:cell-count="87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7cm" svg:height="10.235cm" xlink:href=".." xlink:type="simple" chart:class="chart:line" chart:style-name="ch1">
        <chart:title svg:x="0cm" svg:y="0cm" chart:style-name="ch2">
          <text:p/>
        </chart:title>
        <chart:subtitle svg:x="0cm" svg:y="0cm" chart:style-name="ch3">
          <text:p/>
        </chart:subtitle>
        <chart:legend chart:legend-position="end" svg:x="12.903cm" svg:y="4.745cm" style:legend-expansion="custom" svg:width="2.653cm" svg:height="0.744cm" style:legend-expansion-aspect-ratio="3.56586021505376" chart:style-name="ch4"/>
        <chart:plot-area chart:style-name="ch5" table:cell-range-address="Sheet1.A115:Sheet1.E116" chart:data-source-has-labels="both" svg:x="1.107cm" svg:y="0.434cm" svg:width="11.91cm" svg:height="9.521cm">
          <chart:coordinate-region svg:x="2.284cm" svg:y="0.633cm" svg:width="10.268cm" svg:height="8.675cm"/>
          <chart:axis chart:dimension="x" chart:name="primary-x" chart:style-name="ch6" chartooo:axis-type="auto">
            <chartooo:date-scale/>
            <chart:categories table:cell-range-address="Sheet1.B115:Sheet1.E115"/>
          </chart:axis>
          <chart:axis chart:dimension="y" chart:name="primary-y" chart:style-name="ch7">
            <chart:title svg:x="0cm" svg:y="5.463cm" chart:style-name="ch8">
              <text:p>ms
</text:p>
            </chart:title>
            <chart:grid chart:style-name="ch9" chart:class="major"/>
          </chart:axis>
          <chart:series chart:style-name="ch10" chart:values-cell-range-address="Sheet1.B116:Sheet1.E116" chart:label-cell-address="Sheet1.A116:Sheet1.A11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  <draw:g>
                  <svg:desc>Sheet1.B115:Sheet1.E115</svg:desc>
                </draw:g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  <draw:g>
                  <svg:desc>Sheet1.A116:Sheet1.A116</svg:desc>
                </draw:g>
              </table:table-cell>
              <table:table-cell office:value-type="float" office:value="29.197">
                <text:p>29.197</text:p>
                <draw:g>
                  <svg:desc>Sheet1.B116:Sheet1.E116</svg:desc>
                </draw:g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3cm" svg:height="10.387cm" xlink:href=".." xlink:type="simple" chart:class="chart:line" chart:style-name="ch1">
        <chart:legend chart:legend-position="end" svg:x="15.197cm" svg:y="4.539cm" style:legend-expansion="high" chart:style-name="ch2"/>
        <chart:plot-area chart:style-name="ch3" table:cell-range-address="Sheet1.A123:Sheet1.E125" chart:data-source-has-labels="both" svg:x="0.349cm" svg:y="0.207cm" svg:width="14.499cm" svg:height="9.973cm">
          <chart:coordinate-region svg:x="1.526cm" svg:y="0.406cm" svg:width="12.857cm" svg:height="9.127cm"/>
          <chart:axis chart:dimension="x" chart:name="primary-x" chart:style-name="ch4" chartooo:axis-type="auto">
            <chartooo:date-scale/>
            <chart:categories table:cell-range-address="Sheet1.B123:Sheet1.E1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4:Sheet1.E124" chart:label-cell-address="Sheet1.A124:Sheet1.A124" chart:class="chart:line">
            <chart:data-point chart:repeated="4"/>
          </chart:series>
          <chart:series chart:style-name="ch8" chart:values-cell-range-address="Sheet1.B125:Sheet1.E125" chart:label-cell-address="Sheet1.A125:Sheet1.A12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  <draw:g>
                  <svg:desc>Sheet1.B123:Sheet1.E123</svg:desc>
                </draw:g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1回目</text:p>
                <draw:g>
                  <svg:desc>Sheet1.A124:Sheet1.A124</svg:desc>
                </draw:g>
              </table:table-cell>
              <table:table-cell office:value-type="float" office:value="772.09900990099">
                <text:p>772.09900990099</text:p>
                <draw:g>
                  <svg:desc>Sheet1.B124:Sheet1.E124</svg:desc>
                </draw:g>
              </table:table-cell>
              <table:table-cell office:value-type="float" office:value="2944.28712871287">
                <text:p>2944.28712871287</text:p>
              </table:table-cell>
              <table:table-cell office:value-type="float" office:value="10778.9405940594">
                <text:p>10778.9405940594</text:p>
              </table:table-cell>
              <table:table-cell office:value-type="float" office:value="43497.198019802">
                <text:p>43497.198019802</text:p>
              </table:table-cell>
            </table:table-row>
            <table:table-row>
              <table:table-cell office:value-type="string">
                <text:p>2回目</text:p>
                <draw:g>
                  <svg:desc>Sheet1.A125:Sheet1.A125</svg:desc>
                </draw:g>
              </table:table-cell>
              <table:table-cell office:value-type="float" office:value="35.7128712871287">
                <text:p>35.7128712871287</text:p>
                <draw:g>
                  <svg:desc>Sheet1.B125:Sheet1.E125</svg:desc>
                </draw:g>
              </table:table-cell>
              <table:table-cell office:value-type="float" office:value="67.4851485148515">
                <text:p>67.4851485148515</text:p>
              </table:table-cell>
              <table:table-cell office:value-type="float" office:value="120.009900990099">
                <text:p>120.009900990099</text:p>
              </table:table-cell>
              <table:table-cell office:value-type="float" office:value="245.445544554455">
                <text:p>245.445544554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